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tahoma, 'Microsoft YaHe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contextual-spacing="false" style:line-height-at-least="0.635cm" fo:widows="1" fo:text-indent="0cm" style:auto-text-indent="false" fo:padding="0cm" fo:border="none"/>
    </style:style>
    <style:style style:name="P2" style:family="paragraph" style:parent-style-name="Text_20_body" style:list-style-name="L1">
      <style:paragraph-properties fo:margin-left="0cm" fo:margin-right="0cm" fo:margin-top="0cm" fo:margin-bottom="0cm" style:contextual-spacing="false" style:line-height-at-least="0.635cm" fo:widows="1" fo:text-indent="0cm" style:auto-text-indent="false" fo:padding="0cm" fo:border="none"/>
      <style:text-properties fo:font-variant="normal" fo:text-transform="none" fo:color="#333333" fo:letter-spacing="normal" officeooo:paragraph-rsid="0016c722"/>
    </style:style>
    <style:style style:name="T1" style:family="text">
      <style:text-properties style:font-name="arial" fo:font-size="10.5pt" fo:font-style="normal" fo:font-weight="normal"/>
    </style:style>
    <style:style style:name="T2" style:family="text">
      <style:text-properties style:font-name="arial" fo:font-size="10.5pt" fo:font-style="normal" fo:font-weight="bold" style:font-weight-asian="bold" style:font-weight-complex="bold"/>
    </style:style>
    <style:style style:name="T3" style:family="text">
      <style:text-properties style:font-name="arial" fo:font-size="10.5pt" fo:font-style="italic" fo:font-weight="bold" style:font-style-asian="italic" style:font-weight-asian="bold" style:font-style-complex="italic" style:font-weight-complex="bold"/>
    </style:style>
    <style:style style:name="T4" style:family="text">
      <style:text-properties style:font-name-asian="arial" style:font-size-asian="10.5pt" style:font-style-asian="normal" style:font-weight-asian="normal"/>
    </style:style>
    <style:style style:name="T5" style:family="text">
      <style:text-properties fo:font-variant="normal" fo:text-transform="none" fo:color="#333333" style:font-name="arial" fo:font-size="10.5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style:font-name-asian="arial" style:font-size-asian="10.5pt" style:font-style-asian="normal" style:font-weight-asian="normal"/>
    </style:style>
    <style:style style:name="T8" style:family="text">
      <style:text-properties fo:font-variant="normal" fo:text-transform="none" fo:color="#2d64b3" style:text-line-through-style="none" style:text-line-through-type="none" fo:letter-spacing="normal" style:text-underline-style="none" style:text-blinking="false" style:font-name-asian="arial" style:font-size-asian="10.5pt" style:font-style-asian="normal" style:font-weight-asian="normal"/>
    </style:style>
    <style:style style:name="T9" style:family="text">
      <style:text-properties fo:font-variant="normal" fo:text-transform="none" fo:color="#2d64b3" style:text-line-through-style="none" style:text-line-through-type="none" style:font-name="arial" fo:font-size="10.5pt" fo:letter-spacing="normal" fo:font-style="normal" style:text-underline-style="none" fo:font-weight="normal" style:text-blinking="false"/>
    </style:style>
    <style:style style:name="T10" style:family="text">
      <style:text-properties fo:font-weight="bold" style:font-name-asian="arial" style:font-size-asian="10.5pt" style:font-style-asian="normal" style:font-weight-asian="bold" style:font-weight-complex="bold"/>
    </style:style>
    <style:style style:name="T11" style:family="text">
      <style:text-properties fo:font-style="italic" fo:font-weight="bold" style:font-name-asian="arial" style:font-size-asian="10.5pt" style:font-style-asian="italic" style:font-weight-asian="bold" style:font-style-complex="italic" style:font-weight-complex="bold"/>
    </style:style>
    <style:style style:name="T12" style:family="text">
      <style:text-properties fo:color="#ff3333" fo:font-style="italic" fo:font-weight="bold" style:font-name-asian="arial" style:font-size-asian="10.5pt" style:font-style-asian="italic" style:font-weight-asian="bold" style:font-style-complex="italic" style:font-weight-complex="bold"/>
    </style:style>
    <style:style style:name="T13" style:family="text">
      <style:text-properties fo:color="#ff3333" style:font-name="arial" fo:font-size="10.5pt" fo:font-style="italic" fo:font-weight="bold" style:font-style-asian="italic" style:font-weight-asian="bold" style:font-style-complex="italic" style:font-weight-complex="bold"/>
    </style:style>
    <style:style style:name="T14" style:family="text">
      <style:text-properties fo:color="#454545" style:font-name="arial" fo:font-size="10.5pt" fo:font-style="normal" fo:font-weight="normal"/>
    </style:style>
    <style:style style:name="T15" style:family="text">
      <style:text-properties fo:color="#454545" style:font-name-asian="arial" style:font-size-asian="10.5pt" style:font-style-asian="normal" style:font-weight-asian="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4588534333135003" text:style-name="L1">
        <text:list-item>
          <text:p text:style-name="P1"><text:span text:style-name="T6"> </text:span><text:span text:style-name="T5">JVM -- java virtual machine<text:line-break/>      JVM</text:span><text:span text:style-name="T7">就是我们常说的</text:span><text:span text:style-name="T5">java</text:span><text:span text:style-name="T7">虚拟机，它是整个</text:span><text:span text:style-name="T5">java</text:span><text:span text:style-name="T7">实现跨平台的 最核心的部分，所有的</text:span><text:span text:style-name="T5">java</text:span><text:span text:style-name="T7">程序会首先被编译为</text:span><text:span text:style-name="T5">.class</text:span><text:span text:style-name="T7">的类文件，这种类文件可 以在虚拟机上执行，也就是说</text:span><text:span text:style-name="T5">class</text:span><text:span text:style-name="T7">并不直接与机器的</text:span><text:a xlink:type="simple" xlink:href="https://www.baidu.com/s?wd=操作系统&amp;tn=44039180_cpr&amp;fenlei=mv6quAkxTZn0IZRqIHckPjm4nH00T1Y4mhmkmhwbuHb3mhNhujck0ZwV5Hcvrjm3rH6sPfKWUMw85HfYnjn4nH6sgvPsT6KdThsqpZwYTjCEQLGCpyw9Uz4Bmy-bIi4WUvYETgN-TLwGUv3EPjbvrjf1n1fdP1RYnjRLnj6Y" office:target-frame-name="_blank" xlink:show="new"><text:span text:style-name="T8">操作系统</text:span></text:a><text:span text:style-name="T7">相对应，而是经过虚拟机间接与</text:span><text:a xlink:type="simple" xlink:href="https://www.baidu.com/s?wd=操作系统&amp;tn=44039180_cpr&amp;fenlei=mv6quAkxTZn0IZRqIHckPjm4nH00T1Y4mhmkmhwbuHb3mhNhujck0ZwV5Hcvrjm3rH6sPfKWUMw85HfYnjn4nH6sgvPsT6KdThsqpZwYTjCEQLGCpyw9Uz4Bmy-bIi4WUvYETgN-TLwGUv3EPjbvrjf1n1fdP1RYnjRLnj6Y" office:target-frame-name="_blank" xlink:show="new"><text:span text:style-name="T8">操作系统</text:span></text:a><text:span text:style-name="T7">交互，由虚拟机将程序解 释给本地系统执行。</text:span><text:span text:style-name="T5"><text:line-break/>       JVM </text:span><text:span text:style-name="T7">是 </text:span><text:span text:style-name="T5">Java </text:span><text:span text:style-name="T7">平台的基础，和实际的机器一样，它也有自己的指令集，并且在运行 时操作不同的内存区域。 </text:span><text:span text:style-name="T5">JVM </text:span><text:span text:style-name="T7">通过抽象</text:span><text:a xlink:type="simple" xlink:href="https://www.baidu.com/s?wd=操作系统&amp;tn=44039180_cpr&amp;fenlei=mv6quAkxTZn0IZRqIHckPjm4nH00T1Y4mhmkmhwbuHb3mhNhujck0ZwV5Hcvrjm3rH6sPfKWUMw85HfYnjn4nH6sgvPsT6KdThsqpZwYTjCEQLGCpyw9Uz4Bmy-bIi4WUvYETgN-TLwGUv3EPjbvrjf1n1fdP1RYnjRLnj6Y" office:target-frame-name="_blank" xlink:show="new"><text:span text:style-name="T8">操作系统</text:span></text:a><text:span text:style-name="T7">和 </text:span><text:span text:style-name="T5">CPU </text:span><text:span text:style-name="T7">结构，提供了一种与平台无关的代码执行方法，即与特殊的实现方 法、主机硬件、主机操作系统无关。但是在一些小的方面， </text:span><text:span text:style-name="T5">JVM </text:span><text:span text:style-name="T7">的实现也是互不相同的，比如</text:span><text:a xlink:type="simple" xlink:href="https://www.baidu.com/s?wd=垃圾回收&amp;tn=44039180_cpr&amp;fenlei=mv6quAkxTZn0IZRqIHckPjm4nH00T1Y4mhmkmhwbuHb3mhNhujck0ZwV5Hcvrjm3rH6sPfKWUMw85HfYnjn4nH6sgvPsT6KdThsqpZwYTjCEQLGCpyw9Uz4Bmy-bIi4WUvYETgN-TLwGUv3EPjbvrjf1n1fdP1RYnjRLnj6Y" office:target-frame-name="_blank" xlink:show="new"><text:span text:style-name="T8">垃圾回收</text:span></text:a><text:span text:style-name="T7">算法，</text:span><text:a xlink:type="simple" xlink:href="https://www.baidu.com/s?wd=线程调度&amp;tn=44039180_cpr&amp;fenlei=mv6quAkxTZn0IZRqIHckPjm4nH00T1Y4mhmkmhwbuHb3mhNhujck0ZwV5Hcvrjm3rH6sPfKWUMw85HfYnjn4nH6sgvPsT6KdThsqpZwYTjCEQLGCpyw9Uz4Bmy-bIi4WUvYETgN-TLwGUv3EPjbvrjf1n1fdP1RYnjRLnj6Y" office:target-frame-name="_blank" xlink:show="new"><text:span text:style-name="T8">线程调度</text:span></text:a><text:span text:style-name="T7">算法（可能不同 </text:span><text:span text:style-name="T5">OS </text:span><text:span text:style-name="T7">有不同的实现）。 </text:span><text:span text:style-name="T5"><text:line-break/>        JVM </text:span><text:span text:style-name="T7">的主要工作是解释自己的指令集（即字节码）到 </text:span><text:span text:style-name="T5">CPU </text:span><text:span text:style-name="T7">的指令集或 </text:span><text:span text:style-name="T5">OS </text:span><text:span text:style-name="T7">的系统调用，保护用户免被恶意程序骚扰。 </text:span><text:span text:style-name="T5">JVM </text:span><text:span text:style-name="T7">对上层的 </text:span><text:span text:style-name="T5">Java </text:span><text:span text:style-name="T7">源文件是不关心的，它关注的只是由源文件生成的类文件（ </text:span><text:span text:style-name="T5">class file </text:span><text:span text:style-name="T7">）。类文件的 组成包括 </text:span><text:span text:style-name="T5">JVM </text:span><text:span text:style-name="T7">指令集，符号表以及一些补助信息。</text:span></text:p>
          <text:p text:style-name="P1"/>
        </text:list-item>
        <text:list-item>
          <text:p text:style-name="P1"><text:span text:style-name="T6">      </text:span><text:span text:style-name="T5">JRE -- java runtime environment<text:line-break/>      JRE</text:span><text:span text:style-name="T7">是指</text:span><text:span text:style-name="T5">java</text:span><text:span text:style-name="T7">运行环境。光有</text:span><text:span text:style-name="T5">JVM</text:span><text:span text:style-name="T7">还不能成</text:span><text:span text:style-name="T5">class</text:span><text:span text:style-name="T7">的 执行，因为在解释</text:span><text:span text:style-name="T5">class</text:span><text:span text:style-name="T7">的时候</text:span><text:span text:style-name="T5">JVM</text:span><text:span text:style-name="T7">需要调用解释所需要的类库</text:span><text:span text:style-name="T5">lib</text:span><text:span text:style-name="T7">。 在</text:span><text:span text:style-name="T5">JDK</text:span><text:span text:style-name="T7">的安装目 录里你可以找到</text:span><text:span text:style-name="T5">jre</text:span><text:span text:style-name="T7">目录，里面有两个文件夹</text:span><text:span text:style-name="T5">bin</text:span><text:span text:style-name="T7">和</text:span><text:span text:style-name="T5">lib,</text:span><text:span text:style-name="T7">在 这里可以认为</text:span><text:span text:style-name="T5">bin</text:span><text:span text:style-name="T7">里的就是</text:span><text:span text:style-name="T5">jvm</text:span><text:span text:style-name="T7">，</text:span><text:span text:style-name="T5">lib</text:span><text:span text:style-name="T7">中则是</text:span><text:span text:style-name="T5">jvm</text:span><text:span text:style-name="T7">工 作所需要的类库，而</text:span><text:span text:style-name="T5">jvm</text:span><text:span text:style-name="T7">和 </text:span><text:span text:style-name="T5">lib</text:span><text:span text:style-name="T7">和起来就称为</text:span><text:span text:style-name="T5">jre</text:span><text:span text:style-name="T7">。所以，在你写完</text:span><text:span text:style-name="T5">java</text:span><text:span text:style-name="T7">程序编译成</text:span><text:span text:style-name="T5">.class</text:span><text:span text:style-name="T7">之后，你可以把这个</text:span><text:span text:style-name="T5">.</text:span><text:a xlink:type="simple" xlink:href="https://www.baidu.com/s?wd=class文件&amp;tn=44039180_cpr&amp;fenlei=mv6quAkxTZn0IZRqIHckPjm4nH00T1Y4mhmkmhwbuHb3mhNhujck0ZwV5Hcvrjm3rH6sPfKWUMw85HfYnjn4nH6sgvPsT6KdThsqpZwYTjCEQLGCpyw9Uz4Bmy-bIi4WUvYETgN-TLwGUv3EPjbvrjf1n1fdP1RYnjRLnj6Y" office:target-frame-name="_blank" xlink:show="new"><text:span text:style-name="T9">class</text:span></text:a><text:a xlink:type="simple" xlink:href="https://www.baidu.com/s?wd=class文件&amp;tn=44039180_cpr&amp;fenlei=mv6quAkxTZn0IZRqIHckPjm4nH00T1Y4mhmkmhwbuHb3mhNhujck0ZwV5Hcvrjm3rH6sPfKWUMw85HfYnjn4nH6sgvPsT6KdThsqpZwYTjCEQLGCpyw9Uz4Bmy-bIi4WUvYETgN-TLwGUv3EPjbvrjf1n1fdP1RYnjRLnj6Y" office:target-frame-name="_blank" xlink:show="new"><text:span text:style-name="T8">文件</text:span></text:a><text:span text:style-name="T7"> 和</text:span><text:span text:style-name="T5">jre</text:span><text:span text:style-name="T7">一起打包发给朋友，这样你的朋友就 可以运行你写程序了。（</text:span><text:span text:style-name="T5">jre</text:span><text:span text:style-name="T7">里有运行</text:span><text:span text:style-name="T5">.class</text:span><text:span text:style-name="T7">的</text:span><text:span text:style-name="T5">java.exe</text:span><text:span text:style-name="T7">）</text:span><text:span text:style-name="T5"><text:line-break/>       JRE </text:span><text:span text:style-name="T7">是 </text:span><text:span text:style-name="T5">Sun </text:span><text:span text:style-name="T7">公司发布的一个更大的系统，它里面就有一个 </text:span><text:span text:style-name="T5">JVM </text:span><text:span text:style-name="T7">。 </text:span><text:span text:style-name="T5">JRE </text:span><text:span text:style-name="T7">就与具体的 </text:span><text:span text:style-name="T5">CPU </text:span><text:span text:style-name="T7">结构和操作系统有关，我们从 </text:span><text:span text:style-name="T5">Sun </text:span><text:span text:style-name="T7">下载 </text:span><text:span text:style-name="T5">JRE </text:span><text:span text:style-name="T7">的时候就看到了不同的各种版本。同 </text:span><text:span text:style-name="T5">JVM </text:span><text:span text:style-name="T7">一起组成 </text:span><text:span text:style-name="T5">JRE </text:span><text:span text:style-name="T7">的还有一些 </text:span><text:span text:style-name="T5">API </text:span><text:span text:style-name="T7">（如 </text:span><text:span text:style-name="T5">awt </text:span><text:span text:style-name="T7">， </text:span><text:span text:style-name="T5">swing </text:span><text:span text:style-name="T7">等）。 </text:span><text:span text:style-name="T5">JRE </text:span><text:span text:style-name="T7">是运行 </text:span><text:span text:style-name="T5">Java </text:span><text:span text:style-name="T7">程序必不可少的。</text:span><text:span text:style-name="T5"><text:line-break/>        JRE </text:span><text:span text:style-name="T7">（ </text:span><text:span text:style-name="T5">Java Runtime Environment </text:span><text:span text:style-name="T7">），是运行 </text:span><text:span text:style-name="T5">Java </text:span><text:span text:style-name="T7">程序必不可少的（除非用其他一些编译环境编译成</text:span><text:span text:style-name="T5">.exe</text:span><text:span text:style-name="T7">可执行文件……），</text:span><text:span text:style-name="T5">JRE</text:span><text:span text:style-name="T7">的 地位就象一台</text:span><text:span text:style-name="T5">PC</text:span><text:span text:style-name="T7">机一样，我们写好的</text:span><text:span text:style-name="T5">Win32</text:span><text:span text:style-name="T7">应用程序需要操作系统帮 我们运行，同样的，我们编写的</text:span><text:span text:style-name="T5">Java</text:span><text:span text:style-name="T7">程序也必须要</text:span><text:span text:style-name="T5">JRE</text:span><text:span text:style-name="T7">才能运行。</text:span><text:span text:style-name="T5"><text:line-break/>JRE</text:span><text:span text:style-name="T7">里面有一个 </text:span><text:span text:style-name="T5">JVM </text:span><text:span text:style-name="T7">， </text:span><text:span text:style-name="T5">JRE </text:span><text:span text:style-name="T7">与具体的 </text:span><text:span text:style-name="T5">CPU </text:span><text:span text:style-name="T7">结构和操作系统有关，我们从 </text:span><text:span text:style-name="T5">Sun </text:span><text:span text:style-name="T7">下载 </text:span><text:span text:style-name="T5">JRE </text:span><text:span text:style-name="T7">的时候就看到了不同的各种版本，，同 </text:span><text:span text:style-name="T5">JVM </text:span><text:span text:style-name="T7">一起组成 </text:span><text:span text:style-name="T5">JRE </text:span><text:span text:style-name="T7">的还有 一些 </text:span><text:span text:style-name="T5">API </text:span><text:span text:style-name="T7">（如 </text:span><text:span text:style-name="T5">awt </text:span><text:span text:style-name="T7">， </text:span><text:span text:style-name="T5">swing </text:span><text:span text:style-name="T7">等）， </text:span><text:span text:style-name="T5">JRE </text:span><text:span text:style-name="T7">是 运行 </text:span><text:span text:style-name="T5">Java </text:span><text:span text:style-name="T7">程序必不可少的</text:span><text:span text:style-name="T5">.</text:span></text:p>
          <text:p text:style-name="P1"/>
        </text:list-item>
        <text:list-item>
          <text:p text:style-name="P2">       <text:span text:style-name="T1">JDK -- java development kit</text:span></text:p>
          <text:p text:style-name="P2"><text:span text:style-name="T14">JDK </text:span><text:span text:style-name="T15">是</text:span><text:span text:style-name="T14">Java</text:span><text:span text:style-name="T15">开发工具包 </text:span><text:span text:style-name="T14">(Java Development Kit ) </text:span><text:span text:style-name="T15">的缩写。它是一种用于构建在 </text:span><text:span text:style-name="T14">Java </text:span><text:span text:style-name="T15">平台上发布的应用程序、</text:span><text:span text:style-name="T14">applet </text:span><text:span text:style-name="T15">和组件的开发环境。其中包括了</text:span><text:span text:style-name="T14">Java</text:span><text:span text:style-name="T15">编译器、</text:span><text:span text:style-name="T14">JVM</text:span><text:span text:style-name="T15">、大量的</text:span><text:span text:style-name="T14">Java</text:span><text:span text:style-name="T15">工具以及</text:span><text:span text:style-name="T14">Java</text:span><text:span text:style-name="T15">基础</text:span><text:span text:style-name="T14">API</text:span><text:span text:style-name="T15">里面是</text:span><text:span text:style-name="T14">Java</text:span><text:span text:style-name="T15">类库和</text:span><text:span text:style-name="T14">Java</text:span><text:span text:style-name="T15">的语言规范，同时</text:span><text:span text:style-name="T14">Java</text:span><text:span text:style-name="T15">语言的任何改进都应当加到其中，作为后续版本发布。要成为一名程序员，</text:span><text:span text:style-name="T14">JDK</text:span><text:span text:style-name="T15">是一种最基本的工具。</text:span><text:line-break/><text:span text:style-name="T14">Java SDK</text:span><text:span text:style-name="T15">最早叫</text:span><text:span text:style-name="T14">Java Software Develop Kit</text:span><text:span text:style-name="T15">，后来改名为</text:span><text:span text:style-name="T14">JDK</text:span><text:span text:style-name="T15">，即</text:span><text:span text:style-name="T14">Java Develop Kit</text:span><text:span text:style-name="T15">。</text:span><text:span text:style-name="T14">JDK</text:span><text:span text:style-name="T15">作为</text:span><text:span text:style-name="T14">Java</text:span><text:span text:style-name="T15">开发工具包，主要用于构建在</text:span><text:span text:style-name="T14">Java</text:span><text:span text:style-name="T15">平台上运行的应用程序、</text:span><text:span text:style-name="T14">Applet </text:span><text:span text:style-name="T15">和组件等。</text:span><text:line-break/><text:span text:style-name="T14">JDK</text:span><text:span text:style-name="T15">的功能：</text:span><text:line-break/><text:span text:style-name="T15">它的功能是用于构建在 </text:span><text:span text:style-name="T14">Java </text:span><text:span text:style-name="T15">平台上发布的应用程序、</text:span><text:span text:style-name="T14">applet </text:span><text:span text:style-name="T15">和组件的开发环境。它不提供具体的开发软件</text:span><text:span text:style-name="T14">,</text:span><text:span text:style-name="T15">它提供的是无论你用何种开发软件写</text:span><text:span text:style-name="T14">Java</text:span><text:span text:style-name="T15">程序都必须用到的类库和</text:span><text:span text:style-name="T14">Java</text:span><text:span text:style-name="T15">语言规范。</text:span><text:line-break/><text:span text:style-name="T14">JDK</text:span><text:span text:style-name="T15">有哪些版本：</text:span><text:line-break/><text:span text:style-name="T14">J2EE</text:span><text:span text:style-name="T15">、</text:span><text:span text:style-name="T14">J2SE</text:span><text:span text:style-name="T15">、</text:span><text:span text:style-name="T14">J2ME</text:span><text:span text:style-name="T15">这三个不同版本的平台</text:span><text:span text:style-name="T14">,</text:span><text:span text:style-name="T15">它们的共同点是</text:span><text:span text:style-name="T14">:</text:span><text:span text:style-name="T15">语言是相同的</text:span><text:span text:style-name="T14">,</text:span><text:span text:style-name="T15">不同点是捆绑的库不同。</text:span><text:soft-page-break/><text:span text:style-name="T14">J2EE</text:span><text:span text:style-name="T15">是企业版平台，它除了包含标准版</text:span><text:span text:style-name="T14">(SE</text:span><text:span text:style-name="T15">的任何组件</text:span><text:span text:style-name="T14">,</text:span><text:span text:style-name="T15">还增加了附加库；</text:span><text:span text:style-name="T14">J2SE</text:span><text:span text:style-name="T15">是标准版平台；</text:span><text:span text:style-name="T14">J2ME</text:span><text:span text:style-name="T15">是微型平台。</text:span><text:line-break/><text:span text:style-name="T15">掌握 </text:span><text:span text:style-name="T14">JDK</text:span><text:span text:style-name="T15">是学好</text:span><text:span text:style-name="T14">Java</text:span><text:span text:style-name="T15">的第一步。最主流的</text:span><text:span text:style-name="T14">JDK</text:span><text:span text:style-name="T15">是</text:span><text:span text:style-name="T14">Sun</text:span><text:span text:style-name="T15">公司发布的</text:span><text:span text:style-name="T14">JDK</text:span><text:span text:style-name="T15">，除了</text:span><text:span text:style-name="T14">Sun</text:span><text:span text:style-name="T15">之外，还有很多公司和组织都开发了自己的</text:span><text:span text:style-name="T14">JDK</text:span><text:span text:style-name="T15">，例如</text:span><text:span text:style-name="T14">IBM</text:span><text:span text:style-name="T15">公司开发的</text:span><text:span text:style-name="T14">JDK</text:span><text:span text:style-name="T15">，</text:span><text:span text:style-name="T14">BEA</text:span><text:span text:style-name="T15">公司的</text:span><text:span text:style-name="T14">Jrocket</text:span><text:span text:style-name="T15">，还有</text:span><text:span text:style-name="T14">GNU</text:span><text:span text:style-name="T15">组织开发的</text:span><text:span text:style-name="T14">JDK</text:span><text:span text:style-name="T15">等等。其中</text:span><text:span text:style-name="T14">IBM</text:span><text:span text:style-name="T15">的</text:span><text:span text:style-name="T14">JDK</text:span><text:span text:style-name="T15">包含的</text:span><text:span text:style-name="T14">JVM</text:span><text:span text:style-name="T15">（</text:span><text:span text:style-name="T14">Java Virtual Machine</text:span><text:span text:style-name="T15">）运行效率要比</text:span><text:span text:style-name="T14">Sun JDK</text:span><text:span text:style-name="T15">包含的</text:span><text:span text:style-name="T14">JVM</text:span><text:span text:style-name="T15">高出许多。而专门运行在</text:span><text:span text:style-name="T14">x86</text:span><text:span text:style-name="T15">平台的</text:span><text:span text:style-name="T14">Jrocket</text:span><text:span text:style-name="T15">在服务端运行效率也要比</text:span><text:span text:style-name="T14">Sun JDK</text:span><text:span text:style-name="T15">好很多。</text:span><text:span text:style-name="T1"><text:line-break/>      JDK</text:span><text:span text:style-name="T4">是</text:span><text:span text:style-name="T1">java</text:span><text:span text:style-name="T4">开发工具包，基本上每个学</text:span><text:span text:style-name="T1">java</text:span><text:span text:style-name="T4">的人都会先在机器 上装一个</text:span><text:span text:style-name="T1">JDK</text:span><text:span text:style-name="T4">，那他都包含哪几部分呢？让我们看一下</text:span><text:span text:style-name="T1">JDK</text:span><text:span text:style-name="T4">的安装目录。在目录下面有 六个文件夹、一个</text:span><text:span text:style-name="T1">src</text:span><text:span text:style-name="T4">类库源码压缩包、和其他几个声明文件。其中，真正在运行</text:span><text:span text:style-name="T1">java</text:span><text:span text:style-name="T4">时起作用的 是以下四个文件夹：</text:span><text:span text:style-name="T1">bin</text:span><text:span text:style-name="T4">、</text:span><text:span text:style-name="T1">include</text:span><text:span text:style-name="T4">、</text:span><text:span text:style-name="T1">lib</text:span><text:span text:style-name="T4">、 </text:span><text:span text:style-name="T1">jre</text:span><text:span text:style-name="T4">。</text:span><text:span text:style-name="T12">现在我们可以看出这样一个关系，</text:span><text:span text:style-name="T13">JDK</text:span><text:span text:style-name="T12">包含</text:span><text:span text:style-name="T13">JRE</text:span><text:span text:style-name="T12">，而</text:span><text:span text:style-name="T13">JRE</text:span><text:span text:style-name="T12">包 含</text:span><text:span text:style-name="T13">JVM</text:span><text:span text:style-name="T12">。</text:span><text:span text:style-name="T1"><text:line-break/>      bin:</text:span><text:span text:style-name="T4">最主要的是编译器</text:span><text:span text:style-name="T1">(javac.exe)<text:line-break/>      include:java</text:span><text:span text:style-name="T4">和</text:span><text:span text:style-name="T1">JVM</text:span><text:span text:style-name="T4">交互用的头文件</text:span><text:span text:style-name="T1"><text:line-break/>      lib</text:span><text:span text:style-name="T4">：类库</text:span><text:span text:style-name="T1"><text:line-break/>      jre:java</text:span><text:span text:style-name="T4">运行环境</text:span><text:span text:style-name="T1"><text:line-break/></text:span><text:span text:style-name="T4">（注意：这里的</text:span><text:span text:style-name="T1">bin</text:span><text:span text:style-name="T4">、</text:span><text:span text:style-name="T1">lib</text:span><text:span text:style-name="T4">文件夹和</text:span><text:span text:style-name="T1">jre</text:span><text:span text:style-name="T4">里的</text:span><text:span text:style-name="T1">bin</text:span><text:span text:style-name="T4">、</text:span><text:span text:style-name="T1">lib</text:span><text:span text:style-name="T4">是 不同的）总的来说</text:span><text:span text:style-name="T1">JDK</text:span><text:span text:style-name="T4">是用于</text:span><text:span text:style-name="T1">java</text:span><text:span text:style-name="T4">程序的开发</text:span><text:span text:style-name="T1">,</text:span><text:span text:style-name="T4">而</text:span><text:span text:style-name="T1">jre</text:span><text:span text:style-name="T4">则 是只能运行</text:span><text:span text:style-name="T1">class</text:span><text:span text:style-name="T4">而没有编译的功能。</text:span><text:span text:style-name="T1"><text:line-break/>      eclipse</text:span><text:span text:style-name="T4">、</text:span><text:span text:style-name="T1">idea</text:span><text:span text:style-name="T4">等 其他</text:span><text:span text:style-name="T1">IDE</text:span><text:span text:style-name="T4">有自己的编译器而不是用</text:span><text:span text:style-name="T1">JDK bin</text:span><text:span text:style-name="T4">目录中自带的，所以在安装时你会发现他们只要求你 选中</text:span><text:span text:style-name="T1">jre</text:span><text:span text:style-name="T4">路径就</text:span><text:span text:style-name="T1">ok</text:span><text:span text:style-name="T4">了。</text:span></text:p>
          <text:p text:style-name="P1"/>
        </text:list-item>
        <text:list-item>
          <text:p text:style-name="P1"><text:span text:style-name="T6">      </text:span><text:span text:style-name="T7">三者联系</text:span><text:span text:style-name="T5"><text:line-break/>     Java </text:span><text:span text:style-name="T7">喊出的带有标志性的口号“ </text:span><text:span text:style-name="T5">Write Once </text:span><text:span text:style-name="T7">， </text:span><text:span text:style-name="T5">Run Anywhere </text:span><text:span text:style-name="T7">（一次编写，到处运行）”，正是建立在 </text:span><text:span text:style-name="T5">JRE </text:span><text:span text:style-name="T7">的基础之上。何以实现？就是在 </text:span><text:span text:style-name="T5">Java </text:span><text:span text:style-name="T7">应用程序和操作系统之间增加了一虚拟层—— </text:span><text:span text:style-name="T5">JRE </text:span><text:span text:style-name="T7">。</text:span><text:span text:style-name="T5"><text:line-break/>      </text:span><text:span text:style-name="T7">程序源代码不是直 接编译、链接成机器代码，而是先转化到字节码（ </text:span><text:span text:style-name="T5">bytecode </text:span><text:span text:style-name="T7">） 这种特殊的中间形式，字节码再转换成机器码或系统调用。前者是传统的编译方法，生成的机器代码就不可避免地跟特殊的操作系统和特殊的机器结构相关。</text:span><text:span text:style-name="T5"><text:line-break/></text:span><text:span text:style-name="T7">而 </text:span><text:span text:style-name="T5">Java </text:span><text:span text:style-name="T7">程序的字节码文件可以放到任意装有 </text:span><text:span text:style-name="T5">JRE </text:span><text:span text:style-name="T7">的计算机运行，再由不同 </text:span><text:span text:style-name="T5">JRE </text:span><text:span text:style-name="T7">的将它们转化成相应的机器代码，这就实现了 </text:span><text:span text:style-name="T5">Java </text:span><text:span text:style-name="T7">程序的</text:span><text:a xlink:type="simple" xlink:href="https://www.baidu.com/s?wd=可移植性&amp;tn=44039180_cpr&amp;fenlei=mv6quAkxTZn0IZRqIHckPjm4nH00T1Y4mhmkmhwbuHb3mhNhujck0ZwV5Hcvrjm3rH6sPfKWUMw85HfYnjn4nH6sgvPsT6KdThsqpZwYTjCEQLGCpyw9Uz4Bmy-bIi4WUvYETgN-TLwGUv3EPjbvrjf1n1fdP1RYnjRLnj6Y" office:target-frame-name="_blank" xlink:show="new"><text:span text:style-name="T8">可移植性</text:span></text:a><text:span text:style-name="T7">。这样程序员也不用去 关心程序运行的具体环境，而可以专心编写软件。这种分层抽象、隐藏细节的思想在</text:span><text:a xlink:type="simple" xlink:href="https://www.baidu.com/s?wd=计算机科学&amp;tn=44039180_cpr&amp;fenlei=mv6quAkxTZn0IZRqIHckPjm4nH00T1Y4mhmkmhwbuHb3mhNhujck0ZwV5Hcvrjm3rH6sPfKWUMw85HfYnjn4nH6sgvPsT6KdThsqpZwYTjCEQLGCpyw9Uz4Bmy-bIi4WUvYETgN-TLwGUv3EPjbvrjf1n1fdP1RYnjRLnj6Y" office:target-frame-name="_blank" xlink:show="new"><text:span text:style-name="T8">计算机科学</text:span></text:a><text:span text:style-name="T7">中处处可见，比如机器组织结构的设计、网络协议的实现等。 </text:span><text:span text:style-name="T5">Pascal </text:span><text:span text:style-name="T7">语言的发明者 </text:span><text:span text:style-name="T5">Niklaus Wirth </text:span><text:span text:style-name="T7">，就富有预见性地指出应该有这样一种可移植的语言，其生成的中间代码可以在一台假想的机器（ </text:span><text:span text:style-name="T5">a hypothetical machine </text:span><text:span text:style-name="T7">）上运行。</text:span><text:span text:style-name="T5"><text:line-break/></text:span><text:span text:style-name="T7">而 </text:span><text:span text:style-name="T5">Java </text:span><text:span text:style-name="T7">虚拟机（ </text:span><text:span text:style-name="T5">Java virtual machine </text:span><text:span text:style-name="T7">或 </text:span><text:span text:style-name="T5">JVM </text:span><text:span text:style-name="T7">）就是这样的一台机器，它模拟实际处理器的结构，解释字节码。 怎么一会说是 </text:span><text:span text:style-name="T5">JRE </text:span><text:span text:style-name="T7">，一会儿又成了 </text:span><text:span text:style-name="T5">JVM </text:span><text:span text:style-name="T7">，两者是否同物不同名？ 回答是否定的。</text:span><text:span text:style-name="T5"><text:line-break/>       JRE</text:span><text:span text:style-name="T7">的地位就象一台</text:span><text:span text:style-name="T5">PC</text:span><text:span text:style-name="T7">机一样，我们写好的</text:span><text:span text:style-name="T5">Win32</text:span><text:span text:style-name="T7">应用程序需要操作系统帮 我们运行，同样的，我们编写的</text:span><text:span text:style-name="T5">Java</text:span><text:span text:style-name="T7">程序也必须要</text:span><text:span text:style-name="T5">JRE</text:span><text:span text:style-name="T7">才能运行。</text:span><text:span text:style-name="T5"><text:line-break/></text:span><text:span text:style-name="T7">要运行</text:span><text:span text:style-name="T5">Applet</text:span><text:span text:style-name="T7">，在客户端必须安装有 </text:span><text:span text:style-name="T5">JRE</text:span><text:span text:style-name="T7">，即“运行时”，容易一点理解，就象所谓的“插件”，要开发</text:span><text:span text:style-name="T5">JAVA</text:span><text:span text:style-name="T7">应用程序</text:span><text:span text:style-name="T5">\Web</text:span><text:span text:style-name="T7">应用，就必须在</text:span><text:a xlink:type="simple" xlink:href="https://www.baidu.com/s?wd=服务器端&amp;tn=44039180_cpr&amp;fenlei=mv6quAkxTZn0IZRqIHckPjm4nH00T1Y4mhmkmhwbuHb3mhNhujck0ZwV5Hcvrjm3rH6sPfKWUMw85HfYnjn4nH6sgvPsT6KdThsqpZwYTjCEQLGCpyw9Uz4Bmy-bIi4WUvYETgN-TLwGUv3EPjbvrjf1n1fdP1RYnjRLnj6Y" office:target-frame-name="_blank" xlink:show="new"><text:span text:style-name="T8">服务器端</text:span></text:a><text:span text:style-name="T7">安装相应的 </text:span><text:span text:style-name="T5">JVM+JDK </text:span><text:span text:style-name="T7">了</text:span><text:span text:style-name="T5">(</text:span><text:span text:style-name="T7">开发应用 </text:span><text:span text:style-name="T5">Java web</text:span><text:span text:style-name="T7">应用 时，客户端不需要安装任何的</text:span><text:span text:style-name="T5">JVM</text:span><text:span text:style-name="T7">）</text:span><text:span text:style-name="T5"><text:line-break/>      </text:span><text:span text:style-name="T7">如果你使用</text:span><text:span text:style-name="T5">JAVA</text:span><text:span text:style-name="T7">开发应用，就需要安装 </text:span><text:span text:style-name="T5">JRE+JDK</text:span><text:span text:style-name="T7">，就是 </text:span><text:span text:style-name="T5">J2SE.   <text:line-break/>      </text:span><text:span text:style-name="T7">如果在客户端运行</text:span><text:span text:style-name="T5">Applet</text:span><text:span text:style-name="T7">，客户端浏览器必须嵌有</text:span><text:span text:style-name="T5">JAVA JVM</text:span><text:span text:style-name="T7">，如果没有，就需要安装，即： 在客户端创建</text:span><text:span text:style-name="T5">JRE</text:span><text:span text:style-name="T7">（运行时，包含</text:span><text:span text:style-name="T5">JVM</text:span><text:span text:style-name="T7">），而客户端是不需要做开发的，所以，</text:span><text:span text:style-name="T5">JDK</text:span><text:span text:style-name="T7">就没有必要安装 了。</text:span><text:span text:style-name="T5"><text:line-break/></text:span><text:soft-page-break/><text:span text:style-name="T5">      </text:span><text:span text:style-name="T7">不同版本的</text:span><text:span text:style-name="T5">Applet</text:span><text:span text:style-name="T7">在不同的</text:span><text:span text:style-name="T5">JVM</text:span><text:span text:style-name="T7">下可能无法正常运行</text:span><text:span text:style-name="T5">,</text:span><text:span text:style-name="T7">而</text:span><text:span text:style-name="T5">Microsoft JVM</text:span><text:span text:style-name="T7">只是</text:span><text:span text:style-name="T5">Sun JVM</text:span><text:span text:style-name="T7">的“低版本”，微软在</text:span><text:span text:style-name="T5">windows xp/2003</text:span><text:span text:style-name="T7">中干脆将</text:span><text:span text:style-name="T5">JVM</text:span><text:span text:style-name="T7">去掉了</text:span><text:span text:style-name="T5">.</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tahoma, 'Microsoft YaHe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2:10.797418514</meta:creation-date>
    <dc:date>2016-01-11T17:11:44.508554152</dc:date>
    <meta:editing-duration>PT8M23S</meta:editing-duration>
    <meta:editing-cycles>2</meta:editing-cycles>
    <meta:generator>LibreOffice/4.2.8.2$Linux_x86 LibreOffice_project/420m0$Build-2</meta:generator>
    <meta:document-statistic meta:table-count="0" meta:image-count="0" meta:object-count="0" meta:page-count="3" meta:paragraph-count="8" meta:word-count="2390" meta:character-count="3572" meta:non-whitespace-character-count="3194"/>
  </office:meta>
</office:document-meta>
</file>